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tyle:font-face style:name="Arial" svg:font-family="Arial, Helvetica, Arial, sans-serif"/>
    <style:font-face style:name="Opensans" svg:font-family="Opensans, Arial, Helvetica, sans-serif"/>
    <style:font-face style:name="Times New Roman" svg:font-family="'Times New Roman'"/>
    <style:font-face style:name="Times New Roman1" svg:font-family="'Times New Roman', serif"/>
    <style:font-face style:name="Verdana" svg:font-family="Verdana, 'Geneva CY', 'DejaVu Sans', sans-serif"/>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text-properties style:font-name="Arial1" fo:font-size="12pt" style:font-size-asian="12pt" style:font-size-complex="12pt"/>
    </style:style>
    <style:style style:name="P2" style:family="paragraph" style:parent-style-name="Standard">
      <style:paragraph-properties fo:text-align="center" style:justify-single-word="false"/>
      <style:text-properties fo:color="#000000" style:font-name="Arial1" fo:font-size="12pt" style:font-size-asian="12pt" style:font-size-complex="12pt"/>
    </style:style>
    <style:style style:name="P3" style:family="paragraph" style:parent-style-name="Text_20_body">
      <style:paragraph-properties fo:text-align="center" style:justify-single-word="false"/>
      <style:text-properties officeooo:paragraph-rsid="001997d6"/>
    </style:style>
    <style:style style:name="P4" style:family="paragraph" style:parent-style-name="Text_20_body">
      <style:paragraph-properties fo:text-align="center" style:justify-single-word="false"/>
      <style:text-properties officeooo:paragraph-rsid="001b438e"/>
    </style:style>
    <style:style style:name="P5" style:family="paragraph" style:parent-style-name="Text_20_body">
      <style:paragraph-properties fo:text-align="start" style:justify-single-word="false"/>
      <style:text-properties officeooo:paragraph-rsid="001997d6"/>
    </style:style>
    <style:style style:name="P6" style:family="paragraph" style:parent-style-name="Text_20_body">
      <style:paragraph-properties fo:text-align="start" style:justify-single-word="false"/>
      <style:text-properties officeooo:paragraph-rsid="001b438e"/>
    </style:style>
    <style:style style:name="P7" style:family="paragraph" style:parent-style-name="Text_20_body">
      <style:paragraph-properties fo:text-align="center" style:justify-single-word="false"/>
      <style:text-properties style:font-name="Arial1" fo:font-size="12pt" style:font-size-asian="12pt" style:font-size-complex="12pt"/>
    </style:style>
    <style:style style:name="P8" style:family="paragraph" style:parent-style-name="Text_20_body">
      <style:paragraph-properties fo:text-align="start" style:justify-single-word="false"/>
      <style:text-properties style:font-name="Arial1" fo:font-size="12pt" officeooo:paragraph-rsid="001997d6" style:font-size-asian="12pt" style:font-size-complex="12pt"/>
    </style:style>
    <style:style style:name="P9" style:family="paragraph" style:parent-style-name="Text_20_body">
      <style:paragraph-properties fo:text-align="start" style:justify-single-word="false"/>
      <style:text-properties fo:font-variant="normal" fo:text-transform="none" fo:color="#000000" style:font-name="Opensans" fo:font-size="6.90000009536743pt" fo:letter-spacing="normal" fo:font-style="normal" fo:font-weight="normal" officeooo:paragraph-rsid="001997d6"/>
    </style:style>
    <style:style style:name="P10" style:family="paragraph" style:parent-style-name="Text_20_body">
      <style:paragraph-properties fo:text-align="start" style:justify-single-word="false"/>
      <style:text-properties fo:color="#000000" style:font-name="Arial1" fo:font-size="12pt" fo:font-weight="normal" style:font-size-asian="12pt" style:font-size-complex="12pt"/>
    </style:style>
    <style:style style:name="P11" style:family="paragraph" style:parent-style-name="Text_20_body">
      <style:text-properties fo:color="#000000" style:font-name="Arial1" fo:font-size="12pt" style:font-size-asian="12pt" style:font-size-complex="12pt"/>
    </style:style>
    <style:style style:name="P12" style:family="paragraph" style:parent-style-name="Text_20_body">
      <style:paragraph-properties fo:margin-left="0.28cm" fo:margin-right="0.28cm" fo:margin-top="0.093cm" fo:margin-bottom="0cm" loext:contextual-spacing="false" fo:text-align="justify" style:justify-single-word="false" fo:text-indent="0cm" style:auto-text-indent="false"/>
      <style:text-properties fo:color="#000000" style:font-name="Arial1" fo:font-size="12pt" fo:font-weight="normal" style:font-size-asian="12pt" style:font-size-complex="12pt"/>
    </style:style>
    <style:style style:name="P13" style:family="paragraph" style:parent-style-name="Text_20_body">
      <style:paragraph-properties fo:margin-left="0cm" fo:margin-right="0cm" fo:text-indent="0cm" style:auto-text-indent="false"/>
    </style:style>
    <style:style style:name="P14" style:family="paragraph" style:parent-style-name="Text_20_body">
      <style:paragraph-properties fo:margin-left="0cm" fo:margin-right="0cm" fo:margin-top="0cm" fo:margin-bottom="0cm" loext:contextual-spacing="false" fo:text-align="start" style:justify-single-word="false" fo:text-indent="0cm" style:auto-text-indent="false"/>
      <style:text-properties fo:font-variant="normal" fo:text-transform="none" fo:color="#000000" style:text-line-through-style="none" style:text-line-through-type="none" style:font-name="Arial1" fo:font-size="12pt" fo:letter-spacing="normal" fo:font-style="normal" style:text-underline-style="none" fo:font-weight="normal" style:text-blinking="false" style:font-size-asian="12pt" style:font-weight-asian="normal" style:font-size-complex="12pt" style:font-weight-complex="normal" loext:padding="0cm" loext:border="none"/>
    </style:style>
    <style:style style:name="P15" style:family="paragraph" style:parent-style-name="Text_20_body">
      <style:paragraph-properties fo:margin-left="0cm" fo:margin-right="0cm" fo:margin-top="0cm" fo:margin-bottom="0cm" loext:contextual-spacing="false" fo:text-align="center" style:justify-single-word="false" fo:text-indent="0cm" style:auto-text-indent="false" fo:padding="0cm" fo:border="none"/>
      <style:text-properties fo:font-variant="normal" fo:text-transform="none" fo:color="#333333" style:font-name="Arial1" fo:font-size="12pt" fo:letter-spacing="normal" style:font-size-asian="12pt" style:font-size-complex="12pt"/>
    </style:style>
    <style:style style:name="P16" style:family="paragraph" style:parent-style-name="Text_20_body">
      <style:paragraph-properties fo:margin-left="0cm" fo:margin-right="0cm" fo:margin-top="0cm" fo:margin-bottom="0cm" loext:contextual-spacing="false" fo:text-indent="0cm" style:auto-text-indent="false" fo:padding="0cm" fo:border="none"/>
      <style:text-properties fo:font-variant="normal" fo:text-transform="none" fo:color="#000000" style:font-name="Arial1" fo:font-size="12pt" fo:letter-spacing="normal" fo:font-style="normal" fo:font-weight="normal" style:font-size-asian="12pt" style:font-size-complex="12pt"/>
    </style:style>
    <style:style style:name="P17" style:family="paragraph" style:parent-style-name="Text_20_body">
      <style:paragraph-properties fo:margin-left="0cm" fo:margin-right="0cm" fo:margin-top="0cm" fo:margin-bottom="0cm" loext:contextual-spacing="false" fo:text-align="start" style:justify-single-word="false" fo:text-indent="0cm" style:auto-text-indent="false" fo:padding="0cm" fo:border="none"/>
      <style:text-properties fo:font-variant="normal" fo:text-transform="none" fo:color="#000000" style:font-name="Arial1" fo:font-size="12pt" fo:letter-spacing="normal" fo:font-style="normal" fo:font-weight="normal" style:font-size-asian="12pt" style:font-size-complex="12pt"/>
    </style:style>
    <style:style style:name="P18" style:family="paragraph" style:parent-style-name="Text_20_body">
      <style:paragraph-properties fo:margin-left="0cm" fo:margin-right="0cm" fo:margin-top="0cm" fo:margin-bottom="0cm" loext:contextual-spacing="false" fo:text-indent="0cm" style:auto-text-indent="false" fo:padding="0cm" fo:border="none"/>
      <style:text-properties fo:font-variant="normal" fo:text-transform="none" fo:color="#000000" style:font-name="Arial1" fo:font-size="12pt" fo:letter-spacing="normal" style:font-size-asian="12pt" style:font-size-complex="12pt"/>
    </style:style>
    <style:style style:name="P19" style:family="paragraph" style:parent-style-name="Text_20_body">
      <style:paragraph-properties fo:margin-left="0cm" fo:margin-right="0cm" fo:margin-top="0cm" fo:margin-bottom="0cm" loext:contextual-spacing="false" fo:text-align="center" style:justify-single-word="false" fo:text-indent="0cm" style:auto-text-indent="false" fo:padding="0cm" fo:border="none"/>
      <style:text-properties fo:font-variant="normal" fo:text-transform="none" fo:color="#000000" style:font-name="Arial1" fo:font-size="12pt" fo:letter-spacing="normal" style:font-size-asian="12pt" style:font-size-complex="12pt"/>
    </style:style>
    <style:style style:name="P20" style:family="paragraph" style:parent-style-name="Text_20_body">
      <style:paragraph-properties fo:margin-left="0cm" fo:margin-right="0cm" fo:margin-top="0cm" fo:margin-bottom="0cm" loext:contextual-spacing="false" fo:text-align="center" style:justify-single-word="false" fo:text-indent="0cm" style:auto-text-indent="false" fo:padding="0cm" fo:border="none"/>
      <style:text-properties fo:font-variant="normal" fo:text-transform="none" fo:color="#000000" style:font-name="Times New Roman" fo:font-size="14pt" fo:letter-spacing="normal" style:font-size-asian="12pt" style:font-size-complex="12pt"/>
    </style:style>
    <style:style style:name="P21" style:family="paragraph" style:parent-style-name="Text_20_body">
      <style:paragraph-properties fo:margin-left="0cm" fo:margin-right="0cm" fo:margin-top="0cm" fo:margin-bottom="0cm" loext:contextual-spacing="false" style:line-height-at-least="0.337cm" fo:text-align="start" style:justify-single-word="false" fo:text-indent="0cm" style:auto-text-indent="false" fo:padding="0cm" fo:border="none"/>
    </style:style>
    <style:style style:name="P22" style:family="paragraph" style:parent-style-name="Text_20_body" style:list-style-name="L1">
      <style:paragraph-properties fo:margin-left="0cm" fo:margin-right="0cm" fo:margin-top="0cm" fo:margin-bottom="0cm" loext:contextual-spacing="false" style:line-height-at-least="0.337cm" fo:text-align="start" style:justify-single-word="false" fo:text-indent="0cm" style:auto-text-indent="false" fo:padding="0cm" fo:border="none"/>
    </style:style>
    <style:style style:name="P23" style:family="paragraph" style:parent-style-name="Text_20_body">
      <style:paragraph-properties fo:margin-left="0cm" fo:margin-right="0cm" fo:margin-top="0cm" fo:margin-bottom="0cm" loext:contextual-spacing="false" fo:text-align="start" style:justify-single-word="false" fo:text-indent="0cm" style:auto-text-indent="false" fo:padding="0cm" fo:border="none"/>
    </style:style>
    <style:style style:name="P24" style:family="paragraph" style:parent-style-name="Text_20_body">
      <style:paragraph-properties fo:margin-left="0cm" fo:margin-right="0cm" fo:margin-top="0.224cm" fo:margin-bottom="0cm" loext:contextual-spacing="false" style:line-height-at-least="0.337cm" fo:text-align="start" style:justify-single-word="false" fo:text-indent="0cm" style:auto-text-indent="false" fo:padding="0cm" fo:border="none"/>
      <style:text-properties fo:font-variant="normal" fo:text-transform="none" fo:color="#000000" style:font-name="Arial1" fo:font-size="12pt" fo:letter-spacing="normal" fo:font-style="normal" fo:font-weight="normal" style:font-size-asian="12pt" style:font-size-complex="12pt"/>
    </style:style>
    <style:style style:name="P25" style:family="paragraph" style:parent-style-name="Text_20_body">
      <style:paragraph-properties fo:margin-left="0cm" fo:margin-right="0cm" fo:margin-top="0cm" fo:margin-bottom="0.037cm" loext:contextual-spacing="false" style:line-height-at-least="0.337cm" fo:text-align="start" style:justify-single-word="false" fo:text-indent="0cm" style:auto-text-indent="false" fo:padding="0cm" fo:border="none"/>
      <style:text-properties fo:font-variant="normal" fo:text-transform="none" fo:color="#000000" style:font-name="Arial1" fo:font-size="12pt" fo:letter-spacing="normal" fo:font-style="normal" fo:font-weight="normal" style:font-size-asian="12pt" style:font-size-complex="12pt"/>
    </style:style>
    <style:style style:name="P26" style:family="paragraph" style:parent-style-name="Text_20_body" style:list-style-name="L2">
      <style:paragraph-properties fo:margin-left="0cm" fo:margin-right="0cm" fo:margin-top="0cm" fo:margin-bottom="0.037cm" loext:contextual-spacing="false" style:line-height-at-least="0.337cm" fo:text-align="start" style:justify-single-word="false" fo:text-indent="0cm" style:auto-text-indent="false" fo:padding="0cm" fo:border="none"/>
      <style:text-properties fo:font-variant="normal" fo:text-transform="none" fo:color="#000000" style:font-name="Arial1" fo:font-size="12pt" fo:letter-spacing="normal" fo:font-style="normal" fo:font-weight="normal" style:font-size-asian="12pt" style:font-size-complex="12pt"/>
    </style:style>
    <style:style style:name="P27" style:family="paragraph" style:parent-style-name="Text_20_body" style:list-style-name="L3">
      <style:paragraph-properties fo:margin-left="0cm" fo:margin-right="0cm" fo:margin-top="0cm" fo:margin-bottom="0.037cm" loext:contextual-spacing="false" style:line-height-at-least="0.337cm" fo:text-align="start" style:justify-single-word="false" fo:text-indent="0cm" style:auto-text-indent="false" fo:padding="0cm" fo:border="none"/>
      <style:text-properties fo:font-variant="normal" fo:text-transform="none" fo:color="#000000" style:font-name="Arial1" fo:font-size="12pt" fo:letter-spacing="normal" fo:font-style="normal" fo:font-weight="normal" style:font-size-asian="12pt" style:font-size-complex="12pt"/>
    </style:style>
    <style:style style:name="P28" style:family="paragraph" style:parent-style-name="Heading_20_4">
      <style:paragraph-properties fo:margin-left="0cm" fo:margin-right="0cm" fo:margin-top="0cm" fo:margin-bottom="0cm" loext:contextual-spacing="false" fo:text-align="start" style:justify-single-word="false" fo:text-indent="0cm" style:auto-text-indent="false" fo:padding="0cm" fo:border="none"/>
      <style:text-properties fo:font-variant="normal" fo:text-transform="none" fo:color="#000000" style:font-name="Arial1" fo:font-size="12pt" fo:letter-spacing="normal" fo:font-style="normal" fo:font-weight="normal" style:font-size-asian="12pt" style:font-weight-asian="normal" style:font-size-complex="12pt" style:font-weight-complex="normal"/>
    </style:style>
    <style:style style:name="T1" style:family="text">
      <style:text-properties officeooo:rsid="00187d97"/>
    </style:style>
    <style:style style:name="T2" style:family="text">
      <style:text-properties fo:font-style="normal" fo:font-weight="normal"/>
    </style:style>
    <style:style style:name="T3" style:family="text">
      <style:text-properties fo:font-style="normal" fo:font-weight="normal" officeooo:rsid="001997d6"/>
    </style:style>
    <style:style style:name="T4" style:family="text">
      <style:text-properties fo:font-variant="normal" fo:text-transform="none" fo:color="#333333" fo:letter-spacing="normal" fo:font-style="normal" fo:font-weight="normal"/>
    </style:style>
    <style:style style:name="T5" style:family="text">
      <style:text-properties fo:font-variant="normal" fo:text-transform="none" fo:color="#000000" style:font-name="Arial2" fo:font-size="7.40000009536743pt" fo:letter-spacing="normal" fo:font-style="normal" fo:font-weight="normal"/>
    </style:style>
    <style:style style:name="T6" style:family="text">
      <style:text-properties fo:font-variant="normal" fo:text-transform="none" fo:color="#000000" style:font-name="Arial2" fo:font-size="7.40000009536743pt" fo:letter-spacing="normal" fo:font-style="normal" fo:font-weight="normal" loext:padding="0cm" loext:border="none"/>
    </style:style>
    <style:style style:name="T7" style:family="text">
      <style:text-properties fo:font-variant="normal" fo:text-transform="none" fo:color="#000000" fo:font-size="7.40000009536743pt" fo:letter-spacing="normal" fo:font-style="normal" fo:font-weight="normal"/>
    </style:style>
    <style:style style:name="T8" style:family="text">
      <style:text-properties fo:font-variant="normal" fo:text-transform="none" fo:color="#000000" fo:font-size="7.40000009536743pt" fo:letter-spacing="normal" fo:font-style="normal" fo:font-weight="normal" loext:padding="0cm" loext:border="none"/>
    </style:style>
    <style:style style:name="T9" style:family="text">
      <style:text-properties fo:font-variant="normal" fo:text-transform="none" fo:color="#000000" style:font-name="Arial1" fo:font-size="7.40000009536743pt" fo:letter-spacing="normal" fo:font-style="normal" fo:font-weight="normal"/>
    </style:style>
    <style:style style:name="T10" style:family="text">
      <style:text-properties fo:font-variant="normal" fo:text-transform="none" fo:color="#000000" style:font-name="Arial1" fo:font-size="7.40000009536743pt" fo:letter-spacing="normal" fo:font-style="normal" fo:font-weight="normal" loext:padding="0cm" loext:border="none"/>
    </style:style>
    <style:style style:name="T11" style:family="text">
      <style:text-properties fo:font-variant="normal" fo:text-transform="none" fo:color="#000000" style:font-name="Arial1" fo:letter-spacing="normal" fo:font-style="normal" fo:font-weight="normal"/>
    </style:style>
    <style:style style:name="T12" style:family="text">
      <style:text-properties fo:font-variant="normal" fo:text-transform="none" fo:color="#000000" style:font-name="Arial1" fo:letter-spacing="normal" fo:font-style="normal" fo:font-weight="normal" loext:padding="0cm" loext:border="none"/>
    </style:style>
    <style:style style:name="T13" style:family="text">
      <style:text-properties fo:font-variant="normal" fo:text-transform="none" fo:color="#000000" style:font-name="Arial1" fo:font-size="12pt" fo:letter-spacing="normal" fo:font-style="normal" fo:font-weight="normal" style:font-size-asian="12pt" style:font-size-complex="12pt"/>
    </style:style>
    <style:style style:name="T14" style:family="text">
      <style:text-properties fo:font-variant="normal" fo:text-transform="none" fo:color="#000000" style:font-name="Arial1" fo:font-size="12pt" fo:letter-spacing="normal" fo:font-style="normal" fo:font-weight="normal" style:font-size-asian="12pt" style:font-size-complex="12pt" loext:padding="0cm" loext:border="none"/>
    </style:style>
    <style:style style:name="T15" style:family="text">
      <style:text-properties fo:font-variant="normal" fo:text-transform="none" fo:color="#000000" style:font-name="Arial1" fo:font-size="6.34999990463257pt" fo:letter-spacing="normal" fo:font-style="normal" fo:font-weight="normal"/>
    </style:style>
    <style:style style:name="T16" style:family="text">
      <style:text-properties fo:font-variant="normal" fo:text-transform="none" fo:color="#000000" style:text-line-through-style="none" style:text-line-through-type="none" style:font-name="Arial1" fo:font-size="12pt" fo:letter-spacing="normal" fo:font-style="normal" style:text-underline-style="none" fo:font-weight="normal" style:text-blinking="false" style:font-size-asian="12pt" style:font-size-complex="12pt" loext:padding="0cm" loext:border="none"/>
    </style:style>
    <style:style style:name="T17" style:family="text">
      <style:text-properties fo:font-variant="normal" fo:text-transform="none" fo:color="#000000" style:font-name="Opensans" fo:font-size="6.90000009536743pt" fo:letter-spacing="normal" fo:font-style="normal" fo:font-weight="normal"/>
    </style:style>
    <style:style style:name="T18" style:family="text">
      <style:text-properties fo:font-variant="normal" fo:text-transform="none" fo:color="#000000" style:font-name="Opensans" fo:letter-spacing="normal" fo:font-style="normal" fo:font-weight="normal"/>
    </style:style>
    <style:style style:name="T19" style:family="text">
      <style:text-properties fo:font-variant="normal" fo:text-transform="none" fo:color="#000000" style:font-name="Opensans" fo:font-size="12pt" fo:letter-spacing="normal" fo:font-style="normal" fo:font-weight="normal" style:font-size-asian="12pt" style:font-size-complex="12pt"/>
    </style:style>
    <style:style style:name="T20" style:family="text">
      <style:text-properties fo:font-variant="normal" fo:text-transform="none" fo:color="#000000" fo:font-size="12pt" fo:letter-spacing="normal" fo:font-style="normal" fo:font-weight="normal" style:font-size-asian="12pt" style:font-size-complex="12pt"/>
    </style:style>
    <style:style style:name="T21" style:family="text">
      <style:text-properties fo:font-variant="normal" fo:text-transform="none" fo:color="#000000" style:font-name="Verdana" fo:font-size="6.34999990463257pt" fo:letter-spacing="normal" fo:font-style="normal" fo:font-weight="normal"/>
    </style:style>
    <style:style style:name="T22" style:family="text">
      <style:text-properties fo:font-variant="normal" fo:text-transform="none" fo:color="#5a3696" style:text-line-through-style="none" style:text-line-through-type="none" style:font-name="Arial2" fo:font-size="7.40000009536743pt" fo:letter-spacing="normal" fo:font-style="normal" style:text-underline-style="none" fo:font-weight="normal" style:text-blinking="false" loext:padding="0cm" loext:border="none"/>
    </style:style>
    <style:style style:name="T23" style:family="text">
      <style:text-properties fo:font-variant="normal" fo:text-transform="none" fo:color="#5a3696" style:text-line-through-style="none" style:text-line-through-type="none" fo:font-size="7.40000009536743pt" fo:letter-spacing="normal" fo:font-style="normal" style:text-underline-style="none" fo:font-weight="normal" style:text-blinking="false" loext:padding="0cm" loext:border="none"/>
    </style:style>
    <style:style style:name="T24" style:family="text">
      <style:text-properties fo:font-variant="normal" fo:text-transform="none" fo:color="#5a3696" style:text-line-through-style="none" style:text-line-through-type="none" style:font-name="Arial1" fo:font-size="7.40000009536743pt" fo:letter-spacing="normal" fo:font-style="normal" style:text-underline-style="none" fo:font-weight="normal" style:text-blinking="false" loext:padding="0cm" loext:border="none"/>
    </style:style>
    <style:style style:name="T25" style:family="text">
      <style:text-properties fo:font-variant="normal" fo:text-transform="none" fo:color="#5a3696" style:text-line-through-style="none" style:text-line-through-type="none" style:font-name="Arial1" fo:letter-spacing="normal" fo:font-style="normal" style:text-underline-style="none" fo:font-weight="normal" style:text-blinking="false" loext:padding="0cm" loext:border="none"/>
    </style:style>
    <style:style style:name="T26" style:family="text">
      <style:text-properties fo:font-variant="normal" fo:text-transform="none" fo:color="#5a3696" style:text-line-through-style="none" style:text-line-through-type="none" style:font-name="Arial1" fo:font-size="12pt" fo:letter-spacing="normal" fo:font-style="normal" style:text-underline-style="none" fo:font-weight="normal" style:text-blinking="false" style:font-size-asian="12pt" style:font-size-complex="12pt" loext:padding="0cm" loext:border="none"/>
    </style:style>
    <style:style style:name="T27" style:family="text">
      <style:text-properties fo:font-variant="normal" fo:text-transform="none" fo:color="#1a3dc1" style:text-line-through-style="none" style:text-line-through-type="none" style:font-name="Verdana" fo:font-size="6.34999990463257pt" fo:letter-spacing="normal" fo:font-style="normal" style:text-underline-style="none" fo:font-weight="bold" style:text-blinking="false"/>
    </style:style>
    <style:style style:name="T28" style:family="text">
      <style:text-properties fo:font-variant="normal" fo:text-transform="none" fo:letter-spacing="normal" fo:font-style="normal" fo:font-weight="normal"/>
    </style:style>
    <style:style style:name="T29" style:family="text">
      <style:text-properties officeooo:rsid="001997d6"/>
    </style:style>
    <style:style style:name="T30" style:family="text">
      <style:text-properties style:font-name="Arial1"/>
    </style:style>
    <style:style style:name="T31" style:family="text">
      <style:text-properties style:font-name="Arial1" fo:font-size="12pt" style:font-size-asian="12pt" style:font-size-complex="12pt"/>
    </style:style>
    <style:style style:name="T32" style:family="text">
      <style:text-properties style:font-name="Times New Roman"/>
    </style:style>
    <style:style style:name="T33" style:family="text">
      <style:text-properties style:font-name="Times New Roman" fo:font-size="14pt"/>
    </style:style>
    <style:style style:name="T34" style:family="text">
      <style:text-properties officeooo:rsid="001b438e"/>
    </style:style>
    <text:list-style style:name="L1">
      <text:list-level-style-number text:level="1" text:style-name="Numbering_20_Symbols" style:num-suffix="." style:num-format="1">
        <style:list-level-properties text:space-before="0.374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37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37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Вопрос <text:span text:style-name="T1">6.</text:span></text:p>
      <text:p text:style-name="P7">Каковы основные функции маркетинга, их сущность, характерные черты и классификация?</text:p>
      <text:p text:style-name="P2"/>
      <text:p text:style-name="P10">Маркетинг (“market” - рынок, перевод с английского) - это рыночная концепция управления производственно-сбытовой и научно-технической деятельностью предприятия.</text:p>
      <text:p text:style-name="P12">Филипп Котлер определил маркетинг как вид человеческой деятельности, направленной на удовлетворение нужд и потребностей посредством обмена. Питер Друкер сформулировал основную цель маркетинга - сделать усилия по сбыту ненужными, его цель так хорошо познать и понять клиента, что товар или услуга будут точно подходить последнему и продавать себя сами.</text:p>
      <text:p text:style-name="P11"><text:line-break/><text:span text:style-name="T28">Маркетинговая деятельность охватывает:</text:span></text:p>
      <text:p text:style-name="P18">— <text:span text:style-name="T2">области рынка: товарная, денежно-финансовая, трудовая;</text:span></text:p>
      <text:p text:style-name="P18">— <text:span text:style-name="T2">виды товаров: материальные блага и услуги (виды деятельности);</text:span></text:p>
      <text:p text:style-name="P18">— <text:span text:style-name="T2">типы потребителей: конечные потребители, предприятия-потребители;</text:span></text:p>
      <text:p text:style-name="P18">— <text:span text:style-name="T2">отрасли предпринимательства: промышленность, сельское хозяйство, торговля, строительство, транспорт, банки, страхование, бытовые услуги, спорт, культура, образование и др.;</text:span></text:p>
      <text:p text:style-name="P18">— <text:span text:style-name="T2">сферы рынка: внутренняя, внешняя.</text:span></text:p>
      <text:p text:style-name="P16">Наряду с предпринимательством принципы и методы маркетинга широко используются и в некоммерческой деятельности (маркетинг идей, маркетинг мест, маркетинг лиц, маркетинг организация и т. д.).</text:p>
      <text:p text:style-name="P16">Являясь генеральной хозяйственной функцией многих фирм-товаропроизводителей, маркетинг, в свою очередь, выполняет ряд функций, раскрывающих его созидательный потенциал:</text:p>
      <text:p text:style-name="P16">- аналитическая функция маркетинга — это изучение и оценка внешней (в первую очередь рыночной) и внутренней среды фирмы;</text:p>
      <text:p text:style-name="P16">- продуктово-производственная функция — это создание новых товаров, которые бы наиболее соответствовали требованиям потребителей. Маркетинг воздействует на производство, пытаясь сделать его достаточно гибким, способным производить конкурентоспособные товары, соответствующие технико-экономическим параметрам, и с относительно низкими издержками;</text:p>
      <text:p text:style-name="P18">— <text:span text:style-name="T2">сбытовая функция — эта функция маркетинга включает в себя все то, что происходит с товарами в промежутке времени после его производства и до начала потребления. Система товародвижения обеспечивает предприятию (и потребителю) создание таких условий, чтобы товар был там, где он нужен, в то время, когда он нужен, в тех количествах, в которых он востребован, и того качества (сохранность во время транспортировки), на которое рассчитывает потребитель;</text:span></text:p>
      <text:p text:style-name="P18">— <text:span text:style-name="T2">функция управления и контроля — установление максимально возможной планомерности и пропорциональности в деятельности предприятия, особенно в рамках его долгосрочных стратегических целей. При этом главная управленческая </text:span><text:soft-page-break/><text:span text:style-name="T2">задача руководства предприятия состоит в том, чтобы уменьшить степень неопределенности и риска в хозяйственной деятельности и обеспечить концентрацию ресурса на выбранных приоритетных направлениях.</text:span></text:p>
      <text:p text:style-name="P18"><text:span text:style-name="T2"/></text:p>
      <text:p text:style-name="P18"><text:span text:style-name="T2"/></text:p>
      <text:p text:style-name="P19"><text:span text:style-name="T2">Вопрос </text:span><text:span text:style-name="T3">32.</text:span></text:p>
      <text:p text:style-name="P20"><text:span text:style-name="T3">Каковы основные принципы формирования комплекса маркетинга? </text:span></text:p>
      <text:p text:style-name="P15"><text:span text:style-name="T3"/></text:p>
      <text:p text:style-name="P15"><text:span text:style-name="T3"/></text:p>
      <text:p text:style-name="P17"><text:span text:style-name="T29">В современной хозяйственной практике взаимоотношения организации с большинством субъектов рынка должны строиться на принципах маркетинга.</text:span></text:p>
      <text:p text:style-name="P14">Основные принципы маркетинга:</text:p>
      <text:list xml:id="list2280144150" text:style-name="L1">
        <text:list-item>
          <text:p text:style-name="P22"><text:span text:style-name="T13">Научно практические </text:span><text:span text:style-name="Strong_20_Emphasis"><text:span text:style-name="T14">исследования рынка </text:span></text:span><text:span text:style-name="T13">и производственно-сбытовых возможностей предприятия.</text:span></text:p>
        </text:list-item>
        <text:list-item>
          <text:p text:style-name="P22"><text:span text:style-name="Strong_20_Emphasis"><text:span text:style-name="T14">Сегментация</text:span></text:span><text:span text:style-name="T13">. Её смысл заключается в том, что предприятие выявляет для себя наиболее приемлемый сегмент рынка (однородную группу потребителей), в отношении которой и будет проводить исследование рынка и продвижение товара.</text:span></text:p>
        </text:list-item>
        <text:list-item>
          <text:p text:style-name="P22"><text:span text:style-name="Strong_20_Emphasis"><text:span text:style-name="T14">Гибкое реагирование производства и сбыта </text:span></text:span><text:span text:style-name="T13">предполагает быстрое изменение в зависимости от меняющихся требований рынка, эластичности спроса и предложения.</text:span></text:p>
        </text:list-item>
        <text:list-item>
          <text:p text:style-name="P22"><text:span text:style-name="Strong_20_Emphasis"><text:span text:style-name="T14">Инновация </text:span></text:span><text:span text:style-name="T13">предполагает совершенствование и обновление товара, разработку новых технологий, внедрение новых методов работы с потребителями, выходы на новые рынки, обновление рекламы, новые </text:span><text:a xlink:type="simple" xlink:href="http://www.grandars.ru/college/biznes/tovarodvizhenie.html" text:style-name="Internet_20_link" text:visited-style-name="Visited_20_Internet_20_Link"><text:span text:style-name="T16">каналы товародвижения</text:span></text:a><text:span text:style-name="T13">, новые методы сбыта.</text:span></text:p>
        </text:list-item>
        <text:list-item>
          <text:p text:style-name="P22"><text:span text:style-name="Strong_20_Emphasis"><text:span text:style-name="T14">Планирование </text:span></text:span><text:span text:style-name="T13">предполагает построение производственно-сбытовых программ, основанных на рыночных исследованиях, и конъюнктурных прогнозах.</text:span></text:p>
        </text:list-item>
      </text:list>
      <text:p text:style-name="P24">Таким образом, маркетинг следует рассматривать как экономический, социальный, управленческий и технологический процессы, основанные на следующих основных принципах:</text:p>
      <text:list xml:id="list3214204478" text:style-name="L2">
        <text:list-item>
          <text:p text:style-name="P26">постоянное изучение состояния и динамики рынка;</text:p>
        </text:list-item>
        <text:list-item>
          <text:p text:style-name="P26">адаптация к условиям рынка с учетом требований и возможностей конечных потребителей,</text:p>
        </text:list-item>
        <text:list-item>
          <text:p text:style-name="P26">активное формирование рынка в необходимых для организации направлениях.</text:p>
        </text:list-item>
      </text:list>
      <text:p text:style-name="P24">Управление поведением организации на основе принципов маркетинга должно обеспечивать работу в динамичном, непрерывном (кольцевом) режиме, обеспечивающем гибкость и адаптивность организации к турбулентным изменениям рыночной среды.</text:p>
      <text:p text:style-name="P24">Цель управления поведением организации на основе принципов маркетинга — определить перспективные направления деятельности организации на рынке, обеспечивающие конкурентные преимущества организации с минимальными затратами ресурсов.</text:p>
      <text:p text:style-name="P24"/>
      <text:h text:style-name="P28" text:outline-level="4">Основные задачи маркетинга:</text:h>
      <text:list xml:id="list2056243047" text:style-name="L3">
        <text:list-item>
          <text:p text:style-name="P27">Исследование, анализ и оценка нужд реальных и потенциальных потребителей продукции фирмы в областях, интересующих фирму.</text:p>
        </text:list-item>
        <text:list-item>
          <text:p text:style-name="P27">Маркетинговое обеспечение разработки новых товаров и услуг фирмы.</text:p>
        </text:list-item>
        <text:list-item>
          <text:p text:style-name="P27"><text:soft-page-break/>Анализ, оценка и прогнозирование состояния и развития рынков, на которых оперирует или будет оперировать фирма, включая исследование деятельности конкурентов.</text:p>
        </text:list-item>
        <text:list-item>
          <text:p text:style-name="P27">Формирование ассортиментной политики фирмы.</text:p>
        </text:list-item>
        <text:list-item>
          <text:p text:style-name="P27">Разработка ценовой политики фирмы.</text:p>
        </text:list-item>
        <text:list-item>
          <text:p text:style-name="P27">Участие в формировании стратегии и тактики рыночного поведения фирмы, включая разработку ценовой политики.</text:p>
        </text:list-item>
        <text:list-item>
          <text:p text:style-name="P27">Сбыт продукции и услуг фирмы.</text:p>
        </text:list-item>
        <text:list-item>
          <text:p text:style-name="P27">Коммуникации маркетинга.</text:p>
        </text:list-item>
        <text:list-item>
          <text:p text:style-name="P27">Сервисное обслуживание.</text:p>
        </text:list-item>
      </text:list>
      <text:p text:style-name="P25"/>
      <text:p text:style-name="P25">Спрос бывает: отрицательный, отсутствующий, скрытый, падающий, нерегулярный, полноценный, чрезмерный, нерациональный.</text:p>
      <text:p text:style-name="P21"><text:span text:style-name="Strong_20_Emphasis"><text:span text:style-name="T14">Отрицательный спрос</text:span></text:span><text:span text:style-name="T13"> вызван негативным отношением покупателей к товару или услугам. Задача маркетинга в этих условиях проанализировать, почему рынок испытывает неприязнь к товару, и может ли программа маркетинга изменить негативное отношение к товару посредством его переделки, снижения цен и более активного стимулирования.</text:span></text:p>
      <text:p text:style-name="P21"><text:span text:style-name="Strong_20_Emphasis"><text:span text:style-name="T14">Отсутствие спроса</text:span></text:span><text:span text:style-name="T13">. Целевые потребители могут быть не заинтересованы в товаре или безразличными к нему. Задача маркетинга — отыскать способы увязки присущих товару выгод с естественными потребностями и интересами человека.</text:span></text:p>
      <text:p text:style-name="P21"><text:span text:style-name="Strong_20_Emphasis"><text:span text:style-name="T14">Скрытый спрос </text:span></text:span><text:span text:style-name="T13">— это когда многие потребители не могут удовлетворить свои желания с помощью предлагаемых на рынке товаров и услуг, (безвредные сигареты, более экономичные автомобили). Задача маркетинга — оценить величину потенциального рынка и создать эффективные товары и услуги, способные удовлетворить спрос.</text:span></text:p>
      <text:p text:style-name="P21"><text:span text:style-name="Strong_20_Emphasis"><text:span text:style-name="T14">Падающий спрос</text:span></text:span><text:span text:style-name="T13">. Задача маркетинга проанализировать причины падения спроса и определить, можно ли снова стимулировать сбыт путем отыскания новых целевых рынков, изменения характеристик товара и т.п.</text:span></text:p>
      <text:p text:style-name="P21"><text:span text:style-name="Strong_20_Emphasis"><text:span text:style-name="T14">Нерегулярный спрос </text:span></text:span><text:span text:style-name="T13">(колебания на сезонной, ежедневной и даже почасовой основе): — часы пик на транспорте, перегрузка музеев в выходные дни. Задача маркетинга — изыскать способы сгладить колебания в распределении спроса по времени с помощью гибких цен, мер стимулирования и других приемов побуждения.</text:span></text:p>
      <text:p text:style-name="P21"><text:span text:style-name="Strong_20_Emphasis"><text:span text:style-name="T14">Полноценный спрос</text:span></text:span><text:span text:style-name="T13">. Такой спрос обычно имеет место тогда, когда организация удовлетворена своим торговым оборотом. Задача маркетинга — поддержать существующий уровень спроса, несмотря на меняющиеся потребительские предпочтения и усиливающуюся конкуренцию.</text:span></text:p>
      <text:p text:style-name="P21"><text:span text:style-name="Strong_20_Emphasis"><text:span text:style-name="T14">Чрезмерный спрос </text:span></text:span><text:span text:style-name="T13">— это, когда уровень спроса выше, чем возможность его удовлетворить. Задача маркетинга, именуемого в данном случае "демаркетингом", — изыскать способы временного или постоянного снижения спроса, а не его ликвидации.</text:span></text:p>
      <text:p text:style-name="P21"><text:span text:style-name="Strong_20_Emphasis"><text:span text:style-name="T14">Нерациональный спрос</text:span></text:span><text:span text:style-name="T13">, т.е. спрос на вредные для здоровья товары и услуги; сигареты, алкогольные напитки, наркотики и т.п. Задача маркетинга — убедить таких любителей отказаться от таких привычек.</text:span></text:p>
      <text:p text:style-name="P13"><text:bookmark text:name="a4"/><text:span text:style-name="T31"><text:line-break/></text:span><text:span text:style-name="T13">Некоторые полагают, что только работа больших компаний, действующих в </text:span><text:a xlink:type="simple" xlink:href="http://www.grandars.ru/student/mirovaya-ekonomika/razvitye-strany-s-rynochnoy-ekonomikoy.html" text:style-name="Internet_20_link" text:visited-style-name="Visited_20_Internet_20_Link"><text:span text:style-name="T16">экономически развитых странах</text:span></text:a><text:span text:style-name="T13">, основана на маркетинге. В действительности маркетинг — важнейшая составляющая успеха любой фирмы, большой или маленькой, коммерческой или некоммерческой, национальной или международной. В предпринимательском секторе маркетинг нашел свое применение прежде всего в </text:span><text:soft-page-break/><text:span text:style-name="T13">компаниях, которые производят фасованные потребительские товары, потребительские товары длительного пользования, товары производственного назначения. В последние десятилетия компании, занятые в сфере обслуживания, особенно авиакомпании, страховые и финансовые учреждения, также стали использовать в своей деятельности маркетинг. Некоторые специалисты, имеющие частную практику (юристы, бухгалтеры, врачи, архитекторы и т. д.), также заинтересовались маркетингом и стали энергично использовать его приемы. Маркетинг стал неотъемлемой частью стратегий многих некоммерческих организаций, в частности, колледжей, больниц, музеев, филармонии и даже церкви.</text:span></text:p>
      <text:p text:style-name="P24">Сегодня маркетинг широко используется во всех странах мира. Большинство государств Северной и Южной Америки, Западной Европы и Юго-Восточной Азии имеют широко развитые маркетинговые системы. Даже в Восточной Европе и в бывших советских республиках, где само слово "маркетинг" еще недавно звучало непривычно, значительные политические и социальные изменения создали условия для внедрения маркетинга. Экономические и политические деятели в большинстве стран бывшего социалистического лагеря стремятся изучать все, что касается современной практики маркетинга.</text:p>
      <text:p text:style-name="P24">Вы уже очень много знаете о маркетинге — ведь он вокруг вас. Вы видите результаты маркетинга — это изобилие товаров на полках магазинов. Маркетинг — это реклама, заполонившая экраны телевизоров, журналы, газеты и проникающая даже в ваш почтовый ящик. Дома и в школе, на работе и во время отдыха — маркетинг присутствует везде, чем бы вы ни занимались. Маркетинг — это нечто большее, что может заметить внимательный покупатель. За ним стоит обширная сеть людей, занятая борьбой за ваше внимание и деньги. В пособии вы встретите более сложное, научное определение основных понятий и практических приемов современного маркетинга. В этой главе мы начнем с определения маркетинга и его основополагающих понятий; узнаем, какая философия лежит в основе теории и практики маркетинга; обсудим некоторые из главных проблем, с которыми сталкивается маркетинг в процессе своего развития.</text:p>
      <text:p text:style-name="P24"/>
      <text:p text:style-name="Text_20_body"/>
      <text:p text:style-name="P3"><text:bookmark text:name="a2"/>Вопрос <text:span text:style-name="T29">51.</text:span></text:p>
      <text:p text:style-name="P3"><text:span text:style-name="T33">Каковы главные группы критериев, используемых при сегментации рынков потребительских товаров и товаров производственно-технического назначения? </text:span></text:p>
      <text:p text:style-name="P3"><text:span text:style-name="T33"/></text:p>
      <text:p text:style-name="P9"><text:span text:style-name="T33">Достаточно очевидно, что разные потребители желают приобрести разные товары. Для того чтобы удовлетворить эти различные потребности, организации-производители и организации-продавцы стремятся выявить группы потребителей, которые скорее всего положительно отреагируют на предлагаемые продукты, и ориентируют свою маркетинговую деятельность прежде всего на эти группы потребителей.</text:span></text:p>
      <text:p text:style-name="P17"><text:soft-page-break/>Здесь уместно вспомнить известный закон Парето (закон 80:20), который в данном приложении основывается на статистических исследованиях и согласно которому 20% потребителей покупают 80% товаров определенной марки, представляя обобщенную группу целевых потребителей, в силу определенных причин (каких? — надо выяснить) ориентированных на данный товар. Остальные 80% потребителей приобретают 20% товара данной марки и не имеют при этом четкого предпочтения — они скорее совершают случайные покупки. Производители стремятся ориентировать свои продукты и маркетинговую деятельность на первые 20% потребителей («стрельба по целям»), а не на весь рынок в целом («стрельба по площадям»). Такая стратегия рыночной деятельности оказывается более эффективной.</text:p>
      <text:p text:style-name="P17">Сегментация рынка заключается в его разделении на относительно четкие группы потребителей (рыночные сегменты), которые могут быть ориентированы на разные продукты и, соответственно, требовать разных маркетинговых усилий.</text:p>
      <text:p text:style-name="P17">Рыночный сегмент — это группа потребителей, характеризующаяся однотипной реакцией на предлагаемые продукты и на набор маркетинговых стимулов.</text:p>
      <text:p text:style-name="P17">Первым шагом при проведении сегментации является выбор критериев сегментации. При этом следует проводить различие между критериями сегментации рынков потребительских товаров, продукции производственного назначения, услуг и др. Хотя при проведении сегментации рынков разных товаров частично могут использоваться и одинаковые критерии, например объем потребления.</text:p>
      <text:p text:style-name="P17">Так, при сегментации рынка потребительских товаров используются такие критерии, как: географические, демографические, социально-экономические, психографические (психологические), поведенческие и др.</text:p>
      <text:p text:style-name="P8"/>
      <text:p text:style-name="P5"><text:span text:style-name="Emphasis"><text:span text:style-name="Strong_20_Emphasis"><text:span text:style-name="T13">Географическая сегментация</text:span></text:span></text:span><text:span text:style-name="Emphasis"><text:span text:style-name="T13"> </text:span></text:span><text:span text:style-name="T13">— деление рынка на различные географические единицы: страны, регионы, области, города, районы и т.д. Использование данного критерия часто является начальной точкой сегментации. Географические сегменты обычно легко определить и измерить, необходимая для этого информация часто доступна из вторичных источников. В чистом виде географическая сегментация имеет ограниченное применение. Она является наиболее полезной прежде всего в сфере услуг, где территориальная принадлежность играет важную роль.</text:span></text:p>
      <text:p text:style-name="P23"><text:span text:style-name="Emphasis"><text:span text:style-name="Strong_20_Emphasis"><text:span text:style-name="T13">Демографическая сегментация</text:span></text:span></text:span><text:span text:style-name="Emphasis"><text:span text:style-name="T13"> </text:span></text:span><text:span text:style-name="T13">— деление рынка на группы в зависимости от таких характеристик потребителей, как: возраст, пол, семейное положение, социальный класс, жизненный цикл семьи, религия, национальность, раса. Демографические сегменты, так же как и географические, обычно легко определить и измерить, необходимая информация часто доступна из вторичных источников. Данная сегментация обычно проводится совместно с применением других критериев, так как потребности в одной, скажем, возрастной группе могут сильно различаться для разных групп людей. Правда, отдельные продукты имеют выраженную ориентацию на определенные категории людей — например, рынок косметики обычно первоначально сегментируют на косметику для женщин, мужчин и детей.</text:span></text:p>
      <text:p text:style-name="P23"><text:span text:style-name="Emphasis"><text:span text:style-name="Strong_20_Emphasis"><text:span text:style-name="T13">Социально-экономическая сегментация</text:span></text:span></text:span><text:span text:style-name="Emphasis"><text:span text:style-name="T13"> </text:span></text:span><text:span text:style-name="T13">предполагает деление потребителей по уровню доходов, роду занятий, уровню образования. Очевидно, что перечисленные </text:span><text:soft-page-break/><text:span text:style-name="T13">критерии сегментации непосредственно влияют на потребности индивидуума и возможности их удовлетворения. Иногда данные критерии относят к демографическим критериям.</text:span></text:p>
      <text:p text:style-name="P23"><text:span text:style-name="Emphasis"><text:span text:style-name="Strong_20_Emphasis"><text:span text:style-name="T13">Психографическая сегментация</text:span></text:span></text:span><text:span text:style-name="Emphasis"><text:span text:style-name="T13"> </text:span></text:span><text:span text:style-name="T13">— деление рынка на различные группы в зависимости от жизненного стиля или личностных характеристик потребителей.</text:span></text:p>
      <text:p text:style-name="P23"><text:span text:style-name="Emphasis"><text:span text:style-name="T13">Жизненный стиль</text:span></text:span><text:span text:style-name="T13"> характеризует то, на что потребители тратят свое время, как они отдыхают, в каких домах и квартирах живут, что из себя представляет интерьер их жилищ, что является их хобби и др. Например, производители сигарет сегментируют курильщиков на заядлых, обычных и особенно заботящихся о своем здоровье.</text:span></text:p>
      <text:p text:style-name="P23"><text:span text:style-name="Emphasis"><text:span text:style-name="T13">Личностные характеристики</text:span></text:span><text:span text:style-name="T13"> потребителей скорее используются в качестве критериев сегментации в случае, когда данный продукт подобен продуктам конкурентов и индивидуальные запросы потребителей не выявляются при применении других критериев сегментации. Например, в свое время покупатели автомобилей «Форд» были охарактеризованы как «независимые, импульсивные, склонные к изменениям и самоуверенные». Однако персональные черты характера трудно точно измерить, так как их выявление обычно осуществляется в лечебных целях, а не в целях сегментирования рынка.</text:span></text:p>
      <text:p text:style-name="P17">Вследствие того, что психографические критерии сложнее измерить по сравнению с другими критериями сегментации, их зачастую используют для лучшего понимания потребителей, просегментированных с помощью других критериев.</text:p>
      <text:p text:style-name="P23"><text:span text:style-name="Emphasis"><text:span text:style-name="Strong_20_Emphasis"><text:span text:style-name="T13">Поведенческая сегментация</text:span></text:span></text:span><text:span text:style-name="Emphasis"><text:span text:style-name="T13"> </text:span></text:span><text:span text:style-name="T13">предполагает деление рынка на группы в зависимости от таких характеристик потребителей, как: уровень знаний, отношения, характер использования продукта или реакции на него.</text:span></text:p>
      <text:p text:style-name="P17">При этом под отношением понимаются устойчивые благоприятные или неблагоприятные оценки, чувства и склонности к действиям по отношению к определенным предметам и идеям; оно сильно влияет на поведение покупателей.</text:p>
      <text:p text:style-name="P17">В соответствии с этим выделяют сегментацию: по обстоятельствам применения, на основе выгод, на основе статуса пользователя, на основе интенсивности потребления, на основе степени лояльности, на основе стадии готовности покупателя к совершению покупки.</text:p>
      <text:p text:style-name="P5"><text:span text:style-name="Strong_20_Emphasis"><text:span text:style-name="Emphasis"><text:span text:style-name="T13">Сегментация по обстоятельствам применения</text:span></text:span></text:span><text:span text:style-name="Strong_20_Emphasis"><text:span text:style-name="T13"> </text:span></text:span><text:span text:style-name="T13">— деление рынка на группы в соответствии с обстоятельствами, поводами возникновения идеи совершения покупки или использования продукта. Например, за рубежом апельсиновый сок, как правило, употребляется за завтраком. Однако производители апельсинов стараются расширить спрос на них, стимулируя потребление апельсинового сока в другое время суток.</text:span></text:p>
      <text:p text:style-name="P23"><text:span text:style-name="Strong_20_Emphasis"><text:span text:style-name="Emphasis"><text:span text:style-name="T13">Сегментация на основе выгод</text:span></text:span></text:span><text:span text:style-name="Strong_20_Emphasis"><text:span text:style-name="T13"> </text:span></text:span><text:span text:style-name="T13">(достоинств) — деление рынка на группы в зависимости от выгод, пользы, достоинств, которые ищет потребитель в продукте. Например, курение для одной категории потребителей является важнейшей жизненной потребностью, для других — только элементом определенного имиджа.</text:span></text:p>
      <text:p text:style-name="P17">Сегментация на основе выгод может быть осуществлена в ходе проведения маркетингового исследования с помощью кластерного анализа. В этом случае в зависимости от своей системы ценностей респонденты группируются в отдельные <text:soft-page-break/>сегменты. Внутри каждого сегмента системы ценностей отдельных потребителей являются подобными. Например, на основе критерия «найденное достоинство» покупатели стиральных порошков сегментируются на потребителей, для которых главное в порошке — или чтобы он стирал «белее белого», или чтобы отсутствовал запах при стирке, или чтобы порошок причинял наименьший вред окружающей среде и др.</text:p>
      <text:p text:style-name="P5"/>
      <text:p text:style-name="P5"/>
      <text:p text:style-name="P4">Вопрос <text:span text:style-name="T34">63.</text:span></text:p>
      <text:p text:style-name="P4"><text:span text:style-name="T33">Какие методы используют для продления жизненного цикла товара? </text:span></text:p>
      <text:p text:style-name="P4"><text:span text:style-name="T33"/></text:p>
      <text:p text:style-name="P6"><text:span text:style-name="T13">Продление жизненного цикла товара может осуществляться за счет увеличения времени каждой стадии цикла. На стадии внедрения продукта продление жизненного цикла товара осуществляется исключительно отложенным путем, так как необходимо как можно быстрее перейти к стадии роста, чтобы не увеличить расходы на время внедрения товара. Следовательно, на данной стадии прорабатываются возможные меры по продлению следующих стадий роста и насыщения, в частности, планируются видоизменения товара, улучшение его характеристик и т.п. На стадии роста продление жизненного цикла товара осуществляется за счет внесения изменений в изначальную концепцию товара или его характеристики, если выяснилось, что первоначальные выкладки не корректны и рост идет медленно. Также есть возможность продлить стадию роста жизненного цикла товара для достижения более высокого пикового значения. Последнее можно сделать за счет выведения новый вариаций товара с постоянно улучшаемыми характеристиками нарастающим итогом. В результате пиковое значение будет выше, однако реализовывать данные мероприятия нужно, четко выверив время между новыми вариациями, иначе эффективность резко снизится. Следовательно, частота появления новых версий товара с улучшенными характеристиками должна быть достаточно высокой. Этого можно достичь, запланировав производство каждой версии товара через равные интервалы. Стадия насыщения является наиболее выгодным этапом для производителя в плане продления жизненного цикла товара. Причины просты: прибыль максимальна, затраты снизились до планируемого минимума, объем продаж достиг верхнего предела. Вместе с тем, товар уже приобретен большинством потребителей, конкуренция усиливается, следовательно, нужно принять меры для продления данной стадии жизненного цикла товара без существенного увеличения расходов на рекламу и маркетинг. Чаще всего, производители прибегают к традиционным методам, согласно которым продление жизненного цикла товара осуществляется путем улучшения сервисного обслуживания, интенсификации продвижения, а также начинают проталкивать товар на новые рынки или сегменты рынка. Однако, есть и иной подход, который заключается в совершенствовании самого товара на стадии насыщения. Об этом </text:span><text:soft-page-break/><text:span text:style-name="T13">чуть ниже. Стадию спада продлевают в том случае, если затраты уже давно окупились и товар "продается сам", но продажи падают, чтобы замедлить падение объемов продаж жизненный цикл товара продлевают с помощью напоминающей рекламы.</text:span><text:span text:style-name="T33"><text:line-break/><text:line-break/><text:line-break/></text:span></text:p>
      <text:p text:style-name="P4"/>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style:font-face style:name="Arial" svg:font-family="Arial, Helvetica, Arial, sans-serif"/>
    <style:font-face style:name="Opensans" svg:font-family="Opensans, Arial, Helvetica, sans-serif"/>
    <style:font-face style:name="Times New Roman" svg:font-family="'Times New Roman'"/>
    <style:font-face style:name="Times New Roman1" svg:font-family="'Times New Roman', serif"/>
    <style:font-face style:name="Verdana" svg:font-family="Verdana, 'Geneva CY', 'DejaVu Sans', sans-serif"/>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Arial Unicode MS" style:font-family-asian="'Arial Unicode MS'" style:font-family-generic-asian="system" style:font-pitch-asian="variable" style:font-size-asian="12pt" style:font-weight-asian="bold" style:font-name-complex="Arial Unicode MS" style:font-family-complex="'Arial Unicode MS'" style:font-family-generic-complex="system" style:font-pitch-complex="variable" style:font-size-complex="12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07T16:16:56.026131722</meta:creation-date>
    <dc:date>2018-06-07T17:35:53.757792814</dc:date>
    <meta:editing-duration>PT10M27S</meta:editing-duration>
    <meta:editing-cycles>2</meta:editing-cycles>
    <meta:generator>LibreOffice/5.4.4.2$MacOSX_X86_64 LibreOffice_project/2524958677847fb3bb44820e40380acbe820f960</meta:generator>
    <meta:document-statistic meta:table-count="0" meta:image-count="0" meta:object-count="0" meta:page-count="8" meta:paragraph-count="78" meta:word-count="2356" meta:character-count="19335" meta:non-whitespace-character-count="17026"/>
  </office:meta>
</office:document-meta>
</file>